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2071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lt-i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1.259" calcext:value-type="float">
            <text:p>101.259</text:p>
          </table:table-cell>
          <table:table-cell office:value-type="float" office:value="10395" calcext:value-type="float">
            <text:p>10395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2]/[.$A$2]" office:value-type="float" office:value="1" calcext:value-type="float">
            <text:p>1</text:p>
          </table:table-cell>
          <table:table-cell table:formula="of:=[.B2]/[.$B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833" calcext:value-type="float">
            <text:p>89.833</text:p>
          </table:table-cell>
          <table:table-cell office:value-type="float" office:value="10283" calcext:value-type="float">
            <text:p>1028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3]/[.$A$2]" office:value-type="float" office:value="0.887160647448622" calcext:value-type="float">
            <text:p>0.8871606474</text:p>
          </table:table-cell>
          <table:table-cell table:formula="of:=[.B3]/[.$B$2]" office:value-type="float" office:value="0.989225589225589" calcext:value-type="float">
            <text:p>0.9892255892</text:p>
          </table:table-cell>
        </table:table-row>
        <table:table-row table:style-name="ro1">
          <table:table-cell office:value-type="float" office:value="79.474" calcext:value-type="float">
            <text:p>79.474</text:p>
          </table:table-cell>
          <table:table-cell office:value-type="float" office:value="10167" calcext:value-type="float">
            <text:p>10167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4]/[.$A$2]" office:value-type="float" office:value="0.784858629850186" calcext:value-type="float">
            <text:p>0.7848586299</text:p>
          </table:table-cell>
          <table:table-cell table:formula="of:=[.B4]/[.$B$2]" office:value-type="float" office:value="0.978066378066378" calcext:value-type="float">
            <text:p>0.9780663781</text:p>
          </table:table-cell>
        </table:table-row>
        <table:table-row table:style-name="ro1">
          <table:table-cell office:value-type="float" office:value="70.105" calcext:value-type="float">
            <text:p>70.105</text:p>
          </table:table-cell>
          <table:table-cell office:value-type="float" office:value="10048" calcext:value-type="float">
            <text:p>10048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5]/[.$A$2]" office:value-type="float" office:value="0.692333520970975" calcext:value-type="float">
            <text:p>0.692333521</text:p>
          </table:table-cell>
          <table:table-cell table:formula="of:=[.B5]/[.$B$2]" office:value-type="float" office:value="0.966618566618567" calcext:value-type="float">
            <text:p>0.9666185666</text:p>
          </table:table-cell>
        </table:table-row>
        <table:table-row table:style-name="ro1">
          <table:table-cell office:value-type="float" office:value="61.65" calcext:value-type="float">
            <text:p>61.65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6]/[.$A$2]" office:value-type="float" office:value="0.608834770242645" calcext:value-type="float">
            <text:p>0.6088347702</text:p>
          </table:table-cell>
          <table:table-cell table:formula="of:=[.B6]/[.$B$2]" office:value-type="float" office:value="0.954882154882155" calcext:value-type="float">
            <text:p>0.9548821549</text:p>
          </table:table-cell>
        </table:table-row>
        <table:table-row table:style-name="ro1">
          <table:table-cell office:value-type="float" office:value="54.041" calcext:value-type="float">
            <text:p>54.041</text:p>
          </table:table-cell>
          <table:table-cell office:value-type="float" office:value="9804" calcext:value-type="float">
            <text:p>980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7]/[.$A$2]" office:value-type="float" office:value="0.533690832419834" calcext:value-type="float">
            <text:p>0.5336908324</text:p>
          </table:table-cell>
          <table:table-cell table:formula="of:=[.B7]/[.$B$2]" office:value-type="float" office:value="0.943145743145743" calcext:value-type="float">
            <text:p>0.9431457431</text:p>
          </table:table-cell>
        </table:table-row>
        <table:table-row table:style-name="ro1">
          <table:table-cell office:value-type="float" office:value="47.211" calcext:value-type="float">
            <text:p>47.211</text:p>
          </table:table-cell>
          <table:table-cell office:value-type="float" office:value="9680" calcext:value-type="float">
            <text:p>968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8]/[.$A$2]" office:value-type="float" office:value="0.466240037922555" calcext:value-type="float">
            <text:p>0.4662400379</text:p>
          </table:table-cell>
          <table:table-cell table:formula="of:=[.B8]/[.$B$2]" office:value-type="float" office:value="0.931216931216931" calcext:value-type="float">
            <text:p>0.9312169312</text:p>
          </table:table-cell>
        </table:table-row>
        <table:table-row table:style-name="ro1">
          <table:table-cell office:value-type="float" office:value="35.641" calcext:value-type="float">
            <text:p>35.641</text:p>
          </table:table-cell>
          <table:table-cell office:value-type="float" office:value="9430" calcext:value-type="float">
            <text:p>943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9]/[.$A$2]" office:value-type="float" office:value="0.351978589557471" calcext:value-type="float">
            <text:p>0.3519785896</text:p>
          </table:table-cell>
          <table:table-cell table:formula="of:=[.B9]/[.$B$2]" office:value-type="float" office:value="0.907166907166907" calcext:value-type="float">
            <text:p>0.9071669072</text:p>
          </table:table-cell>
        </table:table-row>
        <table:table-row table:style-name="ro1">
          <table:table-cell office:value-type="float" office:value="26.482" calcext:value-type="float">
            <text:p>26.482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0]/[.$A$2]" office:value-type="float" office:value="0.261527370406581" calcext:value-type="float">
            <text:p>0.2615273704</text:p>
          </table:table-cell>
          <table:table-cell table:formula="of:=[.B10]/[.$B$2]" office:value-type="float" office:value="0.883020683020683" calcext:value-type="float">
            <text:p>0.883020683</text:p>
          </table:table-cell>
        </table:table-row>
        <table:table-row table:style-name="ro1">
          <table:table-cell office:value-type="float" office:value="22.052" calcext:value-type="float">
            <text:p>22.052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1]/[.$A$2]" office:value-type="float" office:value="0.217778172804393" calcext:value-type="float">
            <text:p>0.2177781728</text:p>
          </table:table-cell>
          <table:table-cell table:formula="of:=[.B11]/[.$B$2]" office:value-type="float" office:value="0.870803270803271" calcext:value-type="float">
            <text:p>0.8708032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2]/[.$A$2]" office:value-type="float" office:value="0" calcext:value-type="float">
            <text:p>0</text:p>
          </table:table-cell>
          <table:table-cell table:formula="of:=[.B12]/[.$B$2]" office:value-type="float" office:value="0.870803270803271" calcext:value-type="float">
            <text:p>0.87080327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ef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177782" calcext:value-type="float">
            <text:p>0.2177782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office:value-type="float" office:value="0" calcext:value-type="float">
            <text:p>0</text:p>
          </table:table-cell>
          <table:table-cell office:value-type="float" office:value="3413.775" calcext:value-type="float">
            <text:p>3413.77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088347" calcext:value-type="float">
            <text:p>0.6088347</text:p>
          </table:table-cell>
          <table:table-cell table:formula="of:=[$'alt-isp'.$F$6]" office:value-type="float" office:value="0.954882154882155" calcext:value-type="float">
            <text:p>0.9548821549</text:p>
          </table:table-cell>
          <table:table-cell table:number-columns-repeated="2" office:value-type="float" office:value="1610.765" calcext:value-type="float">
            <text:p>1610.76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4.978" calcext:value-type="float">
            <text:p>924.978</text:p>
          </table:table-cell>
          <table:table-cell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ax Isp=</text:p>
          </table:table-cell>
          <table:table-cell table:style-name="ce1" office:value-type="float" office:value="11000" calcext:value-type="float">
            <text:p>11000</text:p>
          </table:table-cell>
          <table:table-cell/>
          <table:table-cell table:style-name="ce1" office:value-type="string" calcext:value-type="string">
            <text:p>converted</text:p>
          </table:table-cell>
          <table:table-cell table:number-columns-repeated="2"/>
        </table:table-row>
        <table:table-row table:style-name="ro1">
          <table:table-cell table:formula="of:=[$'alt-isp'.$A$15]" office:value-type="string" office:string-value="key" calcext:value-type="string">
            <text:p>key</text:p>
          </table:table-cell>
          <table:table-cell table:formula="of:=[$'alt-isp'.$B$15]" office:value-type="string" office:string-value="=" calcext:value-type="string">
            <text:p>=</text:p>
          </table:table-cell>
          <table:table-cell table:formula="of:=[$'alt-isp'.$C$15]" office:value-type="float" office:value="0" calcext:value-type="float">
            <text:p>0</text:p>
          </table:table-cell>
          <table:table-cell table:formula="of:=[.D15]*[.$B$20]" office:value-type="float" office:value="9578.83597883598" calcext:value-type="float">
            <text:p>9578.835978836</text:p>
          </table:table-cell>
          <table:table-cell table:number-columns-repeated="2"/>
        </table:table-row>
        <table:table-row table:style-name="ro1">
          <table:table-cell table:formula="of:=[$'alt-isp'.$A$16]" office:value-type="string" office:string-value="key" calcext:value-type="string">
            <text:p>key</text:p>
          </table:table-cell>
          <table:table-cell table:formula="of:=[$'alt-isp'.$B$16]" office:value-type="string" office:string-value="=" calcext:value-type="string">
            <text:p>=</text:p>
          </table:table-cell>
          <table:table-cell table:formula="of:=[$'alt-isp'.$C$16]" office:value-type="float" office:value="0.2177782" calcext:value-type="float">
            <text:p>0.2177782</text:p>
          </table:table-cell>
          <table:table-cell table:formula="of:=[.D16]*[.$B$20]" office:value-type="float" office:value="9578.83597883598" calcext:value-type="float">
            <text:p>9578.835978836</text:p>
          </table:table-cell>
          <table:table-cell table:formula="of:=[$'alt-isp'.$E$16]" office:value-type="float" office:value="0" calcext:value-type="float">
            <text:p>0</text:p>
          </table:table-cell>
          <table:table-cell table:formula="of:=[$'alt-isp'.$F$16]" office:value-type="float" office:value="3413.775" calcext:value-type="float">
            <text:p>3413.775</text:p>
          </table:table-cell>
        </table:table-row>
        <table:table-row table:style-name="ro1">
          <table:table-cell table:formula="of:=[$'alt-isp'.$A$17]" office:value-type="string" office:string-value="key" calcext:value-type="string">
            <text:p>key</text:p>
          </table:table-cell>
          <table:table-cell table:formula="of:=[$'alt-isp'.$B$17]" office:value-type="string" office:string-value="=" calcext:value-type="string">
            <text:p>=</text:p>
          </table:table-cell>
          <table:table-cell table:formula="of:=[$'alt-isp'.$C$17]" office:value-type="float" office:value="0.6088347" calcext:value-type="float">
            <text:p>0.6088347</text:p>
          </table:table-cell>
          <table:table-cell table:formula="of:=[.D17]*[.$B$20]" office:value-type="float" office:value="10503.7037037037" calcext:value-type="float">
            <text:p>10503.7037037037</text:p>
          </table:table-cell>
          <table:table-cell table:formula="of:=[$'alt-isp'.$E$17]" office:value-type="float" office:value="1610.765" calcext:value-type="float">
            <text:p>1610.765</text:p>
          </table:table-cell>
          <table:table-cell table:formula="of:=[$'alt-isp'.$F$17]" office:value-type="float" office:value="1610.765" calcext:value-type="float">
            <text:p>1610.765</text:p>
          </table:table-cell>
        </table:table-row>
        <table:table-row table:style-name="ro1">
          <table:table-cell table:formula="of:=[$'alt-isp'.$A$18]" office:value-type="string" office:string-value="key" calcext:value-type="string">
            <text:p>key</text:p>
          </table:table-cell>
          <table:table-cell table:formula="of:=[$'alt-isp'.$B$18]" office:value-type="string" office:string-value="=" calcext:value-type="string">
            <text:p>=</text:p>
          </table:table-cell>
          <table:table-cell table:formula="of:=[$'alt-isp'.$C$18]" office:value-type="float" office:value="1" calcext:value-type="float">
            <text:p>1</text:p>
          </table:table-cell>
          <table:table-cell table:formula="of:=[.D18]*[.$B$20]" office:value-type="float" office:value="11000" calcext:value-type="float">
            <text:p>11000</text:p>
          </table:table-cell>
          <table:table-cell table:formula="of:=[$'alt-isp'.$E$18]" office:value-type="float" office:value="924.978" calcext:value-type="float">
            <text:p>924.978</text:p>
          </table:table-cell>
          <table:table-cell table:formula="of:=[$'alt-isp'.$F$18]"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4"/>
        </table:table-row>
      </table:table>
      <table:table table:name="vel-thrust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Mach 1</text:p>
          </table:table-cell>
          <table:table-cell table:style-name="ce1" office:value-type="float" office:value="340.29" calcext:value-type="float">
            <text:p>340.29</text:p>
          </table:table-cell>
          <table:table-cell/>
          <table:table-cell table:style-name="ce1"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" calcext:value-type="float">
            <text:p>0.2</text:p>
          </table:table-cell>
          <table:table-cell office:value-type="float" office:value="0.847" calcext:value-type="float">
            <text:p>0.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4" calcext:value-type="float">
            <text:p>0.4</text:p>
          </table:table-cell>
          <table:table-cell office:value-type="float" office:value="0.757" calcext:value-type="float">
            <text:p>0.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.8</text:p>
          </table:table-cell>
          <table:table-cell office:value-type="float" office:value="0.699" calcext:value-type="float">
            <text:p>0.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1" calcext:value-type="float">
            <text:p>1.1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-1.364789" calcext:value-type="float">
            <text:p>-1.364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4" calcext:value-type="float">
            <text:p>1.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1.30931" calcext:value-type="float">
            <text:p>-1.30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refined</text:p>
          </table:table-cell>
          <table:table-cell table:number-columns-repeated="5"/>
          <table:table-cell table:style-name="ce2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1400766" calcext:value-type="float">
            <text:p>-0.001400766</text:p>
          </table:table-cell>
          <table:table-cell office:value-type="float" office:value="-0.00267458" calcext:value-type="float">
            <text:p>-0.00267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204.174" calcext:value-type="float">
            <text:p>204.174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-0.0004952972" calcext:value-type="float">
            <text:p>-0.0004952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340.29" calcext:value-type="float">
            <text:p>340.29</text:p>
          </table:table-cell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-0.003113849" calcext:value-type="float">
            <text:p>-0.003113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374.319" calcext:value-type="float">
            <text:p>374.319</text:p>
          </table:table-cell>
          <table:table-cell office:value-type="float" office:value="0.588" calcext:value-type="float">
            <text:p>0.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476.406" calcext:value-type="float">
            <text:p>476.406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0.003729787" calcext:value-type="float">
            <text:p>-0.003729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510.435" calcext:value-type="float">
            <text:p>510.4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alt-thrust" table:style-name="ta1"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row table:style-name="ro1">
          <table:table-cell table:style-name="ce3" office:value-type="string" calcext:value-type="string">
            <text:p>P/Psl</text:p>
          </table:table-cell>
          <table:table-cell table:style-name="ce3" office:value-type="float" office:value="101.259" calcext:value-type="float">
            <text:p>101.259</text:p>
          </table:table-cell>
          <table:table-cell table:style-name="ce3" office:value-type="string" calcext:value-type="string">
            <text:p>Thrust / (sl,800km/h)</text:p>
          </table:table-cell>
          <table:table-cell table:style-name="ce3" office:value-type="float" office:value="729984" calcext:value-type="float">
            <text:p>729984</text:p>
          </table:table-cell>
          <table:table-cell table:number-columns-repeated="2"/>
        </table:table-row>
        <table:table-row table:style-name="ro1">
          <table:table-cell office:value-type="float" office:value="101.259" calcext:value-type="float">
            <text:p>101.259</text:p>
          </table:table-cell>
          <table:table-cell table:formula="of:=[.A2]/[.$B$1]" office:value-type="float" office:value="1" calcext:value-type="float">
            <text:p>1</text:p>
          </table:table-cell>
          <table:table-cell office:value-type="float" office:value="729984" calcext:value-type="float">
            <text:p>729984</text:p>
          </table:table-cell>
          <table:table-cell table:formula="of:=[.C2]/[.$D$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.408" calcext:value-type="float">
            <text:p>95.408</text:p>
          </table:table-cell>
          <table:table-cell table:formula="of:=[.A3]/[.$B$1]" office:value-type="float" office:value="0.942217481902843" calcext:value-type="float">
            <text:p>0.9422174819</text:p>
          </table:table-cell>
          <table:table-cell office:value-type="float" office:value="697119" calcext:value-type="float">
            <text:p>697119</text:p>
          </table:table-cell>
          <table:table-cell table:formula="of:=[.C3]/[.$D$1]" office:value-type="float" office:value="0.954978465281431" calcext:value-type="float">
            <text:p>0.9549784653</text:p>
          </table:table-cell>
          <table:table-cell table:number-columns-repeated="2"/>
        </table:table-row>
        <table:table-row table:style-name="ro1">
          <table:table-cell office:value-type="float" office:value="89.833" calcext:value-type="float">
            <text:p>89.833</text:p>
          </table:table-cell>
          <table:table-cell table:formula="of:=[.A4]/[.$B$1]" office:value-type="float" office:value="0.887160647448622" calcext:value-type="float">
            <text:p>0.8871606474</text:p>
          </table:table-cell>
          <table:table-cell office:value-type="float" office:value="665150" calcext:value-type="float">
            <text:p>665150</text:p>
          </table:table-cell>
          <table:table-cell table:formula="of:=[.C4]/[.$D$1]" office:value-type="float" office:value="0.911184354725583" calcext:value-type="float">
            <text:p>0.9111843547</text:p>
          </table:table-cell>
          <table:table-cell table:number-columns-repeated="2"/>
        </table:table-row>
        <table:table-row table:style-name="ro1">
          <table:table-cell office:value-type="float" office:value="79.474" calcext:value-type="float">
            <text:p>79.474</text:p>
          </table:table-cell>
          <table:table-cell table:formula="of:=[.A5]/[.$B$1]" office:value-type="float" office:value="0.784858629850186" calcext:value-type="float">
            <text:p>0.7848586299</text:p>
          </table:table-cell>
          <table:table-cell office:value-type="float" office:value="603982" calcext:value-type="float">
            <text:p>603982</text:p>
          </table:table-cell>
          <table:table-cell table:formula="of:=[.C5]/[.$D$1]" office:value-type="float" office:value="0.827390737331229" calcext:value-type="float">
            <text:p>0.8273907373</text:p>
          </table:table-cell>
          <table:table-cell table:number-columns-repeated="2"/>
        </table:table-row>
        <table:table-row table:style-name="ro1">
          <table:table-cell office:value-type="float" office:value="61.65" calcext:value-type="float">
            <text:p>61.65</text:p>
          </table:table-cell>
          <table:table-cell table:formula="of:=[.A6]/[.$B$1]" office:value-type="float" office:value="0.608834770242645" calcext:value-type="float">
            <text:p>0.6088347702</text:p>
          </table:table-cell>
          <table:table-cell office:value-type="float" office:value="492964" calcext:value-type="float">
            <text:p>492964</text:p>
          </table:table-cell>
          <table:table-cell table:formula="of:=[.C6]/[.$D$1]" office:value-type="float" office:value="0.675307951955111" calcext:value-type="float">
            <text:p>0.675307952</text:p>
          </table:table-cell>
          <table:table-cell table:number-columns-repeated="2"/>
        </table:table-row>
        <table:table-row table:style-name="ro1">
          <table:table-cell office:value-type="float" office:value="35.641" calcext:value-type="float">
            <text:p>35.641</text:p>
          </table:table-cell>
          <table:table-cell table:formula="of:=[.A7]/[.$B$1]" office:value-type="float" office:value="0.351978589557471" calcext:value-type="float">
            <text:p>0.3519785896</text:p>
          </table:table-cell>
          <table:table-cell office:value-type="float" office:value="315130" calcext:value-type="float">
            <text:p>315130</text:p>
          </table:table-cell>
          <table:table-cell table:formula="of:=[.C7]/[.$D$1]" office:value-type="float" office:value="0.431694393301771" calcext:value-type="float">
            <text:p>0.4316943933</text:p>
          </table:table-cell>
          <table:table-cell table:number-columns-repeated="2"/>
        </table:table-row>
        <table:table-row table:style-name="ro1">
          <table:table-cell office:value-type="float" office:value="10.247" calcext:value-type="float">
            <text:p>10.247</text:p>
          </table:table-cell>
          <table:table-cell table:formula="of:=[.A8]/[.$B$1]" office:value-type="float" office:value="0.101195943076665" calcext:value-type="float">
            <text:p>0.1011959431</text:p>
          </table:table-cell>
          <table:table-cell office:value-type="float" office:value="97970" calcext:value-type="float">
            <text:p>97970</text:p>
          </table:table-cell>
          <table:table-cell table:formula="of:=[.C8]/[.$D$1]" office:value-type="float" office:value="0.134208421006488" calcext:value-type="float">
            <text:p>0.134208421</text:p>
          </table:table-cell>
          <table:table-cell table:number-columns-repeated="2"/>
        </table:table-row>
        <table:table-row table:style-name="ro1">
          <table:table-cell office:value-type="float" office:value="5.453" calcext:value-type="float">
            <text:p>5.453</text:p>
          </table:table-cell>
          <table:table-cell table:formula="of:=[.A9]/[.$B$1]" office:value-type="float" office:value="0.0538520032787209" calcext:value-type="float">
            <text:p>0.0538520033</text:p>
          </table:table-cell>
          <table:table-cell office:value-type="float" office:value="52138" calcext:value-type="float">
            <text:p>52138</text:p>
          </table:table-cell>
          <table:table-cell table:formula="of:=[.C9]/[.$D$1]" office:value-type="float" office:value="0.0714234832544275" calcext:value-type="float">
            <text:p>0.0714234833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2]" office:value-type="float" office:value="1" calcext:value-type="float">
            <text:p>1</text:p>
          </table:table-cell>
          <table:table-cell table:formula="of:=[$'alt-thrust'.$D$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3]" office:value-type="float" office:value="0.942217481902843" calcext:value-type="float">
            <text:p>0.9422174819</text:p>
          </table:table-cell>
          <table:table-cell table:formula="of:=[$'alt-thrust'.$D$3]" office:value-type="float" office:value="0.954978465281431" calcext:value-type="float">
            <text:p>0.9549784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4]" office:value-type="float" office:value="0.887160647448622" calcext:value-type="float">
            <text:p>0.8871606474</text:p>
          </table:table-cell>
          <table:table-cell table:formula="of:=[$'alt-thrust'.$D$4]" office:value-type="float" office:value="0.911184354725583" calcext:value-type="float">
            <text:p>0.9111843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5]" office:value-type="float" office:value="0.784858629850186" calcext:value-type="float">
            <text:p>0.7848586299</text:p>
          </table:table-cell>
          <table:table-cell table:formula="of:=[$'alt-thrust'.$D$5]" office:value-type="float" office:value="0.827390737331229" calcext:value-type="float">
            <text:p>0.8273907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6]" office:value-type="float" office:value="0.608834770242645" calcext:value-type="float">
            <text:p>0.6088347702</text:p>
          </table:table-cell>
          <table:table-cell table:formula="of:=[$'alt-thrust'.$D$6]" office:value-type="float" office:value="0.675307951955111" calcext:value-type="float">
            <text:p>0.675307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7]" office:value-type="float" office:value="0.351978589557471" calcext:value-type="float">
            <text:p>0.3519785896</text:p>
          </table:table-cell>
          <table:table-cell table:formula="of:=[$'alt-thrust'.$D$7]" office:value-type="float" office:value="0.431694393301771" calcext:value-type="float">
            <text:p>0.4316943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8]" office:value-type="float" office:value="0.101195943076665" calcext:value-type="float">
            <text:p>0.1011959431</text:p>
          </table:table-cell>
          <table:table-cell table:formula="of:=[$'alt-thrust'.$D$8]" office:value-type="float" office:value="0.134208421006488" calcext:value-type="float">
            <text:p>0.13420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$'alt-thrust'.$B$9]" office:value-type="float" office:value="0.0538520032787209" calcext:value-type="float">
            <text:p>0.0538520033</text:p>
          </table:table-cell>
          <table:table-cell table:formula="of:=[$'alt-thrust'.$D$9]" office:value-type="float" office:value="0.0714234832544275" calcext:value-type="float">
            <text:p>0.07142348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326145" calcext:value-type="float">
            <text:p>1.32614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3519786" calcext:value-type="float">
            <text:p>0.3519786</text:p>
          </table:table-cell>
          <table:table-cell office:value-type="float" office:value="0.4316944" calcext:value-type="float">
            <text:p>0.4316944</text:p>
          </table:table-cell>
          <table:table-cell table:number-columns-repeated="2" office:value-type="float" office:value="0.9896219" calcext:value-type="float">
            <text:p>0.9896219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791548" calcext:value-type="float">
            <text:p>0.7791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 style:data-style-name="N2" text:time-value="01:43:47.303257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er </meta:initial-creator>
    <meta:creation-date>2014-12-26T00:46:59.618309938</meta:creation-date>
    <dc:date>2015-01-25T01:54:05.776645320</dc:date>
    <dc:creator>player </dc:creator>
    <meta:editing-duration>PT8H53M11S</meta:editing-duration>
    <meta:editing-cycles>17</meta:editing-cycles>
    <meta:generator>LibreOffice/4.2.7.2$Linux_x86 LibreOffice_project/420m0$Build-2</meta:generator>
    <meta:document-statistic meta:table-count="3" meta:cell-count="279" meta:object-count="0"/>
  </office:meta>
</office:document-meta>
</file>